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322" officeooo:paragraph-rsid="000b53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yiouafyeuioefuioreigfuaerfioruygfiouay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22:32.039000000</meta:creation-date>
    <dc:date>2018-05-08T11:23:01.899000000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2" meta:non-whitespace-character-count="42"/>
    <meta:generator>LibreOffice/5.2.0.4$Windows_X86_64 LibreOffice_project/066b007f5ebcc236395c7d282ba488bca6720265</meta:generator>
  </office:meta>
</office:document-meta>
</file>